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29.63mm"/>
    </style:style>
    <style:style style:name="co4" style:family="table-column">
      <style:table-column-properties fo:break-before="auto" style:column-width="9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dCards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2" table:default-cell-style-name="ce9"/>
        <table:table-column table:style-name="co1" table:number-columns-repeated="5" table:default-cell-style-name="ce9"/>
        <table:table-column table:style-name="co3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 office:value-type="string" calcext:value-type="string">
            <text:p>Card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Modifier</text:p>
          </table:table-cell>
          <table:table-cell table:style-name="Default" office:value-type="string" calcext:value-type="string">
            <text:p>Art</text:p>
          </table:table-cell>
          <table:table-cell table:style-name="Default" table:number-columns-repeated="6"/>
          <table:table-cell office:value-type="string" calcext:value-type="string">
            <text:p>Fort full of frogs</text:p>
          </table:table-cell>
        </table:table-row>
        <table:table-row table:style-name="ro1" table:number-rows-repeated="2">
          <table:table-cell table:style-name="Default" table:number-columns-repeated="11"/>
          <table:table-cell/>
        </table:table-row>
        <table:table-row table:style-name="ro1">
          <table:table-cell table:style-name="Default" table:number-columns-repeated="5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hiel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efensiv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Arm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+ 5 Armou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wo Fro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gy 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crease units in zone’s power by 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uar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 1 Armour at end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ystic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ffect cards cost 1 les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J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 of combat move this Unit to the other zone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General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fensive</text:p>
            <text:p>Units in the Attack Zone get +1 Atta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xhaust Target Unit and its opposing enemy unit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L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ENSIVE</text:p>
            <text:p>Creates 2 Lumber on entry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o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anner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t cards cost 1 les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Flut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Drum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Hor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1 Attack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Tuba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AL</text:p>
            <text:p>MUSICAL units get +3 Attac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ear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 enter: Opposing unit loses 2 attack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enter: Enemy units in the opposite zone lose 3 stamina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aw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Create 3 Frog Spaw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Sp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tadpole when it dies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Lily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SIVE</text:p>
            <text:p>Units gain +1 stamina on enter</text:p>
          </table:table-cell>
        </table:table-row>
        <table:table-row table:style-name="ro3">
          <table:table-cell table:style-name="ce7" table:number-columns-repeated="4"/>
          <table:table-cell/>
          <table:table-cell office:value-type="string" calcext:value-type="string">
            <text:p>Sm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NSIVE</text:p>
            <text:p>Lose 100 attack at the start of comba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inning of turn reduce enemies’ attack by 1</text:p>
          </table:table-cell>
        </table:table-row>
        <table:table-row table:style-name="ro1">
          <table:table-cell table:style-name="ce7" table:number-columns-repeated="4"/>
          <table:table-cell/>
          <table:table-cell office:value-type="string" calcext:value-type="string">
            <text:p>Frog F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Until your next turn, gain 100 block power and enemy gains 100 block power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Big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ower Rib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Select Unit. Enemy takes its power as damage. Lower stamina by 1</text:p>
          </table:table-cell>
        </table:table-row>
        <table:table-row table:style-name="ro3">
          <table:table-cell table:style-name="ce7" table:number-columns-repeated="5"/>
          <table:table-cell office:value-type="string" calcext:value-type="string">
            <text:p>Leap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ASIVE</text:p>
            <text:p>Ignores enemy power when dealing damag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Tadp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" table:number-columns-repeated="5"/>
          <table:table-cell office:value-type="string" calcext:value-type="string">
            <text:p>Drizz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Enemy units get -1 attack this rou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Target ally gains EVASIVE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Chorus Cr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Deal 2 damage per Unit in selected zone to the enemy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We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2 Drizzle cards in your hand</text:p>
          </table:table-cell>
        </table:table-row>
        <table:table-row table:style-name="ro1">
          <table:table-cell table:style-name="ce7" table:number-columns-repeated="5"/>
          <table:table-cell office:value-type="string" calcext:value-type="string">
            <text:p>Po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style-name="ce7" table:number-columns-repeated="5"/>
          <table:table-cell table:number-columns-repeated="2"/>
          <table:table-cell office:value-type="string" calcext:value-type="string">
            <text:p>Comm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ongue W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rog Sh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: +2 power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py Fr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COVER</text:p>
            <text:p>AURA: Units lose -1 power end of tur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g Fr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Frog P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7" table:number-columns-repeated="5"/>
          <table:table-cell office:value-type="string" calcext:value-type="string">
            <text:p>Ghost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Del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Batter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iege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rogap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common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Comman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Fl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1">
          <table:table-cell table:style-name="ce11" table:number-columns-repeated="5"/>
          <table:table-cell office:value-type="string" calcext:value-type="string">
            <text:p>Shiny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table:number-columns-repeated="3"/>
          <table:table-cell table:style-name="ce6"/>
        </table:table-row>
        <table:table-row table:style-name="ro3">
          <table:table-cell table:style-name="ce11" table:number-columns-repeated="5"/>
          <table:table-cell office:value-type="string" calcext:value-type="string">
            <text:p>Potion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nits don’t lose stamina at end of turn.</text:p>
            <text:p>When this unit is exhausted, exhaust all units in this zone.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King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Requires 3 Units in a zone to play</text:p>
          </table:table-cell>
        </table:table-row>
        <table:table-row table:style-name="ro1">
          <table:table-cell table:style-name="ce11" table:number-columns-repeated="5"/>
          <table:table-cell office:value-type="string" calcext:value-type="string">
            <text:p>Sad F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it</text:p>
          </table:table-cell>
          <table:table-cell table:number-columns-repeated="2"/>
          <table:table-cell table:style-name="ce9"/>
        </table:table-row>
        <table:table-row table:style-name="ro1" table:number-rows-repeated="2">
          <table:table-cell table:style-name="ce9" table:number-columns-repeated="5"/>
          <table:table-cell table:number-columns-repeated="6"/>
          <table:table-cell table:style-name="ce9"/>
        </table:table-row>
        <table:table-row table:style-name="ro1" table:number-rows-repeated="2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5"/>
          <table:table-cell table:style-name="ce5"/>
          <table:table-cell table:style-name="Default" table:number-columns-repeated="5"/>
          <table:table-cell/>
        </table:table-row>
      </table:table>
      <table:table table:name="Act 1 Cards" table:style-name="ta1">
        <table:table-column table:style-name="co1" table:default-cell-style-name="ce1"/>
        <table:table-column table:style-name="co1" table:default-cell-style-name="ce5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Implemented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Stamina</text:p>
          </table:table-cell>
          <table:table-cell table:style-name="ce2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ield Gob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g Armou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+ 10 Armour</text:p>
          </table:table-cell>
        </table:table-row>
        <table:table-row table:style-name="ro1">
          <table:table-cell/>
          <table:table-cell office:value-type="string" calcext:value-type="string">
            <text:p>Doubl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p Spir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ell</text:p>
          </table:table-cell>
          <table:table-cell table:number-columns-repeated="2"/>
          <table:table-cell office:value-type="string" calcext:value-type="string">
            <text:p>Reduce Highest attack unit (in a zone) stamina to 0</text:p>
          </table:table-cell>
        </table:table-row>
        <table:table-row table:style-name="ro1">
          <table:table-cell/>
          <table:table-cell office:value-type="string" calcext:value-type="string">
            <text:p>Shr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Og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ll Bos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nit</text:p>
          </table:table-cell>
          <table:table-cell table:number-columns-repeated="3"/>
        </table:table-row>
      </table:table>
      <table:table table:name="Artefac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4"/>
          <table:table-cell office:value-type="string" calcext:value-type="string">
            <text:p>Frog Leg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8:29:31.9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6:59:29.337000000</meta:creation-date>
    <dc:date>2021-12-16T18:39:56.880000000</dc:date>
    <meta:editing-duration>P1DT11H19M17S</meta:editing-duration>
    <meta:editing-cycles>44</meta:editing-cycles>
    <meta:generator>LibreOffice/6.1.2.1$Windows_X86_64 LibreOffice_project/65905a128db06ba48db947242809d14d3f9a93fe</meta:generator>
    <meta:document-statistic meta:table-count="3" meta:cell-count="370" meta:object-count="0"/>
  </office:meta>
</office:document-meta>
</file>